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1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Vespasian, Galba, Vitellius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/>
      <text:p text:style-name="P3">[Front Cover]</text:p>
      <text:p text:style-name="P2">Post Biblical/</text:p>
      <text:p text:style-name="P2">35/</text:p>
      <text:p text:style-name="P2"/>
      <text:p text:style-name="P3">[Page 1]</text:p>
      <text:p text:style-name="P3">The events which brought upon the throne in quick/ succession three shortlived Roman emperors, affected, in a/ measure, the political condition of affairs in Judea./ <text:s/>Vespasian, who was about to lay seige[sic!] against Jeru-/-salem when he heard <text:span text:style-name="T1">the news</text:span><text:span text:style-name="T2"> that Nero had died/ by his own hands, suspended operations for a time./ <text:s/>He ordered his son Titus, to go to Rome and present his/ homage and that of his army to the new emperor Galba./ <text:s/>Titus set off accordingly, but having journeyed as far as Greece,/ learned that Galba, after a reign of only seven/ months had been murdered by a party who preferred/ Otho, and that the latter was elected Ruler./ <text:s/>It is not impossible that Titus saw in the unsettled/ </text:span><text:span text:style-name="T1">state of things</text:span><text:span text:style-name="T2"> government at home a chance for his father/ to wear the crown. <text:s/>He </text:span><text:span text:style-name="T1">quickly returned</text:span><text:span text:style-name="T2"> hastened back to Judea/ to </text:span><text:span text:style-name="T1">tell</text:span><text:span text:style-name="T2"> report what had happened at Rome. <text:s/>Mean-/-while </text:span><text:span text:style-name="T1">it was reported</text:span><text:span text:style-name="T2"> the news spread abroad that Vitellius, who com-/-manded the Roman legions in Germany, had fought/ Otho, overcome all opposition and sat himself upon/ the throne. <text:s/>The hour had now struck for/ Vespasian to gratify his cherished ambition./</text:span></text:p>
      <text:p text:style-name="P6"/>
      <text:p text:style-name="P6">[Page 2]</text:p>
      <text:p text:style-name="P3"><text:span text:style-name="T2">He was the idol of the army and with/ his faithful soldiers on his side he felt certain/ of success. <text:s/>The legions in Judea and Syria </text:span><text:span text:style-name="T1">pro-</text:span><text:span text:style-name="T2"> saluted/ </text:span><text:span text:style-name="T1">-claimed</text:span><text:span text:style-name="T2"> him emperor, and his friends at Rome/ prepared to </text:span><text:soft-page-break/><text:span text:style-name="T2">support the choice with drawn swords./ <text:s/>Vitellius was fought against and killed and/ he who had won many battles in the East, re-/-ceived the imperial mantle from the Senate in/ the West. <text:s/>But Vespasian in beco-/-ming chief of a vast empire, had not forgotten/ that his military honor was pledged to the con-/-quest of that small but indomitable people in/ a corner of Western Asia. <text:s/>He clothed with his/ power Titus, and </text:span><text:span text:style-name="T1">ordered</text:span><text:span text:style-name="T2"> bid him not to pause till/ the Jews were humbled to the earth. <text:s/>The young/ general performed the paternal injunction but/ too well. <text:s/>To our sorrow and shame be it said,/ our ancestors helped the enemy by their internal/ quarrels, and dishonesty. </text:span><text:span text:style-name="T1">conduct.</text:span><text:span text:style-name="T2"> <text:s/>The question was/ not how to thrust back the foreign heathen by a united resistance but/ how to make this or that party, which in/ turn contended for the mastery, gain the day./</text:span></text:p>
      <text:p text:style-name="P6"/>
      <text:p text:style-name="P6">[Page 3]</text:p>
      <text:p text:style-name="P3"><text:span text:style-name="T2">The sacred Temple had become a battle field and/ where the voice of priests was raised to bless Israel,/ where Levites sang Davidic psalmody, profanity/ and blood shed shocked the worshippers[sic!]. <text:s/>Simon/ son of Giorus jealous of the influence which John/ of Giskala exercised over a </text:span><text:span text:style-name="T1">vast</text:span><text:span text:style-name="T2"> large number of the zea-/-lots, had responded to the call of a faction, that in-/-vited him to Jerusalem. <text:s/>A third party had arisen/ under the lead of Eleazar--the man who had declared/ it a crime to pay foreign tributes. <text:s/>The capital/ of Judea was in a wofully[sic!] deplorable state, when/ the Passover of the year 70 of the vulgar era came/ near. <text:s/>Titus aided by King Agrippa II and other/ allies resolved to carry out his father's </text:span><text:span text:style-name="T1">command order</text:span><text:span text:style-name="T2"> command./ <text:s/>The </text:span><text:span text:style-name="T1">helmeted</text:span><text:span text:style-name="T2"> steel clad legions, </text:span><text:span text:style-name="T1">marched</text:span><text:span text:style-name="T2"> gathered from Alexandria, from/ Cesarea, from different places marched under </text:span><text:span text:style-name="T1">his command with</text:span><text:span text:style-name="T2">/ the most rigid discipline. <text:s/>They were made to halt</text:span><text:span text:style-name="T1">ed</text:span><text:span text:style-name="T2"> on the historic/ hill Biblically called "Gibeah of Saul." <text:s/>From thence/ the turrets of the Temple might be seen </text:span><text:span text:style-name="T1">at a</text:span><text:span text:style-name="T2"> looming up./ </text:span><text:span text:style-name="T1">distance</text:span><text:span text:style-name="T2"> Jerusalem was not far, and Titus, followed/ by six hundred fearless soldiers, attempted a feat of bravery./</text:span></text:p>
      <text:p text:style-name="P6"/>
      <text:p text:style-name="P6">[Page 4]</text:p>
      <text:p text:style-name="P6">He went forth to study the surroundings/ and determine where best to attack. <text:s/><text:span text:style-name="T1">He</text:span> The gallant general met/ with no one, till he had drawn nearer, then the/ gate of a Temple-tower burst open, and a shower/ of javelins poured upon him. <text:s/>Our people had/ united to give the son of Vespasian such a reception/ as <text:span text:style-name="T1">he</text:span> Rome might long remember. <text:s/><text:span text:style-name="T1">How he</text:span> That Titus fought his/ way out of that storm of arrows, <text:span text:style-name="T1">can only</text:span> must appear a/ miracle. <text:s/>Would that our fathers had interpreted <text:span text:style-name="T1">that</text:span> the/ singular incident as a sign from above of the danger they/ ran before a man superhumanly[sic!] delivered! <text:s/>They might/ then have discovered their fatal errors, and joined/ forces to battle for country and religion. <text:s/>But they,/ on the contrary, imagined to have read a good omen./ <text:s/>Titus had fled for his life. <text:s/>A happy <text:span text:style-name="T1">sign</text:span> prognostic! <text:s/>They would yet send/ his legions flying back to Rome covered with confusion./ <text:s/>Ill-founded hopes! <text:s/>Passover arrived, and/ a countless <text:span text:style-name="T1">number of Jews</text:span> multitude from both sides of the/ Jordan and even from beyond the Euphrates flocked to/ the holy city, impelled by the memories of the days/ of national gladness, when, as <text:span text:style-name="T1">told</text:span> said by Isaiah, the/ festival was ushered in with a joyful heart, and at the/</text:p>
      <text:p text:style-name="P6"/>
      <text:p text:style-name="P6">[Page 5]</text:p>
      <text:p text:style-name="P6">sound of the flue by those who hastened to the moun-/-tain of the Lord. <text:s/>But now sorrow and wailing awaited the/ pilgrims, for, as they sided with nay of the three/ contending parties, so <text:span text:style-name="T1">they</text:span> would they be <text:span text:style-name="T1">harassed</text:span> set upon by the others,/ and openly or secretly feel the dagger of the sicarii or assassins./ <text:s/>Still, though the unity so good and so pleasant for/ brethren to dwell in,--a unity which, if brought about/ at first, might have accomplished wonders--was un-/-happily wanting, nevertheless the conquest that Titus eagerly as-/-pired to achieve was <text:span text:style-name="T1">neither quickly</text:span> not easily effected. <text:span text:style-name="T1">nor easily</text:span>/ We may search in vain the pages of history for/ a parallel to the five days' terrific fight in/ the month of Iyar or May of the year 70. <text:s/>That alone will/ stand, while time exists, as <text:span text:style-name="T1">a</text:span> testimony of a valor/ which nothing could daunt. <text:s/><text:span text:style-name="T1">It</text:span> The struggle at Bezetha and Acra brings to light/the daringness not of a few but of hosts of Hebrews/ that courted death <text:span text:style-name="T1">to</text:span> in the effort to throw dis-/-order and dread among the closed ranks of their/ <text:soft-page-break/>enemies. <text:s/>I find no pleasure in the description of/ human slaughter, else I could <text:span text:style-name="T1">tell</text:span> vividly show how the unfailing/ aim of Jewish archers pierced through the <text:span text:style-name="T1">ranks and</text:span> files/</text:p>
      <text:p text:style-name="P6"/>
      <text:p text:style-name="P6">[Page 6]</text:p>
      <text:p text:style-name="P6">and filled them with corpses, how Jewish/ shrewdness outwitted strategic skill, how Jewish/ intrepidity set engines of war on fire, how the/ general in chief--Titus himself--was forced to/ measure arms with Jewish combatants, who would/ have struck at his life. <text:s/>But I forbear; not however without/ asking such as deny our people courage, to read/ the events of the year 70 of the vulgar ear, and/ say whether the deeds of our ancestors at the seige[sic!] of/ Jerusalem deserve the title of heroism. <text:s/>But/ matchless boldness could not overcome famine, and/ its horrid attendant-pestilence. <text:s/>The Talmud men-/tions three rich men, Nakdimon, Calva Sabua, and Zizith/ Kesath, who vowed to supply Jerusalem with suffi-/-cient provision to last over twenty years, but unfortu-/-nate internal wranglings, which caused destruction of/ food, inimical fires that consumed it, and an im-/-mense population superadded to the ordinarily/ large number that devoured it, put it within reach of Rome to/ complete in a few months what might have <text:span text:style-name="T1">defied</text:span> cost/ her <text:span text:style-name="T1">power</text:span> a score of fatiguing years. <text:s/>Soon the besieged were/ reduced to <text:span text:style-name="T1">put</text:span> gnaw the very leather of their sandals, the fastenings/</text:p>
      <text:p text:style-name="P6"/>
      <text:p text:style-name="P6">[Page 7]</text:p>
      <text:p text:style-name="P6">of their shields--so desperate was the hunger. <text:s/>The/ scenes pictured in the book of Kings at the seige of/ Samaria were reenacted with still <text:span text:style-name="T1">greater horrors.</text:span> more intense severity. <text:s/>Nor/ was there an Elisah to <text:span text:style-name="T1">foretell</text:span> predict a forthcoming salvation. <text:s/>A Jewish/ mother--once wealthy--crazed by starvation roasted her infant./ <text:s/>The soldiers attracted by the smell demanded a portion/ of the meal. <text:s/>They fled horrified when told of what/ flesh that repast had been prepared. <text:s/>Then, again,/ the rite of burial, always so sacred among Jews could/ no longer be performed, when the seige[sic!] became more/ pressing. <text:s/>The dead were heaped together <text:span text:style-name="T1">in</text:span> within <text:span text:style-name="T1">the</text:span>/ <text:span text:style-name="T1">houses, or left</text:span> buildings breeding poisonous vapors, or were left to decompose in the streets. <text:s/>Yet,/ the thought of laying down the arms was indignantly/ chased away. <text:s/>Titus bid Josephus more than once/ try his eloquence to persuade his countrymen into/ a surrender. <text:s/>Our historian raised on a height from/ which he could be heard, but which could not be easily/ reached by the listeners, harangued the people. <text:s/>His well/ rounded periods and <text:span text:style-name="T1">his erd</text:span> erudite arguments, received/ as a<text:span text:style-name="T1">n answer</text:span> response a round of curses and a volley of/ stones. <text:s/>His coreligionists could not forgive one who boasted of a lineal descent form the Maccabees his enjoying/ Roman favors, while the besieged suffered untold agonies./</text:p>
      <text:p text:style-name="P6"/>
      <text:p text:style-name="P6">[Page 8]</text:p>
      <text:p text:style-name="P6">One by one they saw the walls of Jerusalem/ yield to the battering rams of the foe, and bury beneath/ the rain the choicest and most gallant of their war-/-riors. <text:s/>Thinned in their ranks, famished and/ sick, <text:span text:style-name="T1">still</text:span> they still disputed every inch of ground,/ and reddened it with the blood of the assailants./ <text:s/>But now the summer of the year 70 had set/ in; thirst tormented our soldiers, and the seige[sic!] fast/-ened upon them with a violent pressure. <text:s/><text:span text:style-name="T1">They</text:span> All that could fight/ had rallied in the fortress Antonia,--so called by Herod/ in honor of his friend Marc Antony--a stronghold/ which communicated with the Temple through an/ underground passage. <text:s/>So long as the holy edifice/ remained, <text:span text:style-name="T1">the heart of</text:span> the national heart beat hope-/-fully. <text:s/>Many an unfulfilled prediction was uttered to/ cheer the defenders of that fortress. <text:s/>It was a key/ to the sanctuary of Israel's God, the stranger could/ not come to its possession so it was believed. <text:s/>But after five days/ of a desperate resistance, the fortress An<text:span text:style-name="T1">o</text:span>tonia was/ stormed, and <text:span text:style-name="T1">levelled</text:span> razed to the ground. <text:s/>It was then the/ seventeenth of Tammuz, the beginning of the three/</text:p>
      <text:p text:style-name="P6"/>
      <text:p text:style-name="P6">[Page 9]</text:p>
      <text:p text:style-name="P6">saddest weeks in our annals. <text:s/>The worship/ <text:span text:style-name="T1">of</text:span> at the Temple ceased. <text:s/>On the morrow, before/ the dawn had flung aside the veil of night, the/ Romans fell upon the Jewish sentinels. <text:s/>A panic/ ensued, but soon <text:soft-page-break/>our people was up to <text:span text:style-name="T1">fight</text:span> drive back/ the assailants. <text:s/>The latter grew furious <text:span text:style-name="T1">by reason of</text:span> at/ the unexpected repulse, and their general became im-/-patient in his eagerness to crush under the iron/ heel of Rome, a country which had so long dared/ her redoutable armies. <text:s/>Where the fortress/ Antonia had <text:span text:style-name="T1">stood</text:span> lifted its turrets, Titus raised embankments/ from which to level his engines against the/ Temple. <text:s/>The Jews unsuccessful in their attempt/ to dislodge the enemy, set on fire with their/ own hands a portico in the Temple, which/ connected with the spot where the fortress Antonia/ had stood. <text:s/>They thought thus to harass the Romans,/ but these in revenge set fire on another portico./ <text:s/>Then the Jews filled an enclosure with combusti-/-bles, and pretending to flee away lured into it the/ Romans, <text:span text:style-name="T1">who</text:span> many of whom perished in the flames which suddenly/ burst forth./</text:p>
      <text:p text:style-name="P6"/>
      <text:p text:style-name="P6">[Page 10]</text:p>
      <text:p text:style-name="P6">In vain had the battering rams beaten against/ the Western Wall of the Temple, in vain had the/ engines tried to undermine the foundations of/ the Northern gate<text:span text:style-name="T1">s</text:span>. <text:s/>The Jews would hurl back/ the missiles, hurl down the soldiers in their escalades, they would/ even seize the Roman Eagle from the standard/ bearers and flaunt it defiantly. <text:s/>Titus cut/ to the quick by a resistance that baffled all/ his military skill, ordered that the gates of the/ Temple be set on fire. <text:s/>No sooner had the/ blazing torches been applied, than the silver plates/ heated <text:span text:style-name="T1">up</text:span>, the wood kindled, the whole exterior/ of the Sanctuary flamed up as a vulcans. <text:s/>The/ Jews saw the awful circle of fire closing around/ them, but did not move. <text:s/>They stood paralyzed/ by the terrific sight, not a hand was stretched/ forth to quench that conflagration. <text:s/>Through/ the whole night and the next day it raged/ and went on consuming. <text:s/>Titus at length ordered/ that it be extinguished, and that through the/ gates now reeking, a path be opened for the/</text:p>
      <text:p text:style-name="P6"/>
      <text:p text:style-name="P6">[Page 11]</text:p>
      <text:p text:style-name="P6">advance of his legions./</text:p>
      <text:p text:style-name="P6">I shall not continue this day a description already/ too harrowing to Jewish hearts. <text:s/>In my next lecture,/ I shall depict the final burning of the house of/ our God, the heroism of its defenders, and the/ utter desolation of Judea widowed of <text:span text:style-name="T1">her Lord</text:span> the shekinah/ bereft of her childr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5:44:11.22</meta:creation-date>
    <dc:date>2012-12-20T12:33:36.05</dc:date>
    <meta:editing-duration>PT1H39M34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6" meta:word-count="2214" meta:character-count="13343"/>
  </office:meta>
</office:document-meta>
</file>